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>
      <style:graphic-properties draw:stroke="none" draw:fill="none" fo:min-height="3.957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0.323cm" fo:min-width="4.14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 style:writing-mode="lr-tb"/>
      <style:text-properties fo:font-size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normal" style:font-weight-asian="normal" style:font-weight-complex="normal"/>
    </style:style>
    <style:style style:name="T7" style:family="text">
      <style:text-properties fo:color="#7f7f7f" fo:font-size="8pt"/>
    </style:style>
    <style:style style:name="T8" style:family="text">
      <style:text-properties fo:color="#e8e8e8" fo:font-size="8pt"/>
    </style:style>
    <style:style style:name="T9" style:family="text">
      <style:text-properties fo:color="#000000" fo:font-size="8pt" fo:font-weight="bold" style:font-weight-asian="bold" style:font-weight-complex="bold"/>
    </style:style>
    <style:style style:name="T10" style:family="text">
      <style:text-properties fo:color="#e8e8e8" fo:font-size="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</text:span><text:span text:style-name="T1">(IoT) in Smart Cities </text:span><text:span text:style-name="T1">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</text:span><text:span text:style-name="T3">and TinyML: </text:span><text:span text:style-name="T3">Requirements, </text:span><text:span text:style-name="T3">Accelerators, and </text:span><text:span text:style-name="T3">Challenges</text:span></text:p>
          </draw:text-box>
        </draw:frame>
        <draw:frame draw:style-name="gr4" draw:text-style-name="P9" draw:layer="layout" svg:width="6.715cm" svg:height="4.207cm" svg:x="0.005cm" svg:y="3.276cm">
          <draw:text-box>
            <text:p text:style-name="P7"><text:span text:style-name="T4">Aspects for long-</text:span><text:span text:style-name="T4">term sustainability:</text:span></text:p>
            <text:p text:style-name="P8"><text:span text:style-name="T5"/></text:p>
            <text:list text:style-name="L2">
              <text:list-header>
                <text:p><text:span text:style-name="T6">Energy and </text:span><text:span text:style-name="T6">resource </text:span><text:span text:style-name="T6">efficiency</text:span></text:p>
                <text:p><text:span text:style-name="T7"/></text:p>
                <text:p><text:span text:style-name="T6">Quality </text:span><text:span text:style-name="T6">preservation</text:span></text:p>
                <text:p><text:span text:style-name="T8"/></text:p>
                <text:p><text:span text:style-name="T9">Application </text:span><text:span text:style-name="T9">versatility</text:span></text:p>
                <text:p><text:span text:style-name="T8"/></text:p>
                <text:p><text:span text:style-name="T8">Platform </text:span><text:span text:style-name="T8">compatibility</text:span></text:p>
                <text:p><text:span text:style-name="T8"/></text:p>
                <text:p><text:span text:style-name="T10">On-device </text:span><text:span text:style-name="T10">training</text:span></text:p>
              </text:list-header>
            </text:list>
          </draw:text-box>
        </draw:frame>
        <draw:custom-shape draw:style-name="gr5" draw:text-style-name="P2" draw:layer="layout" svg:width="4.703cm" svg:height="0.635cm" svg:x="0.615cm" svg:y="5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0:21:17.484077987</dc:date>
    <meta:editing-duration>PT3H17M52S</meta:editing-duration>
    <meta:editing-cycles>41</meta:editing-cycles>
    <meta:generator>LibreOffice/6.4.7.2$Linux_X86_64 LibreOffice_project/40$Build-2</meta:generator>
    <meta:document-statistic meta:object-count="5"/>
  </office:meta>
</office:document-meta>
</file>